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00" draw:textarea-horizontal-align="justify" draw:textarea-vertical-align="middle" draw:auto-grow-height="false" fo:min-height="1.528cm" fo:min-width="1.27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0.258cm" fo:min-width="1.2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stroke="none" draw:fill-color="#3333ff" draw:textarea-horizontal-align="justify" draw:textarea-vertical-align="middle" draw:auto-grow-height="false" fo:min-height="0.258cm" fo:min-width="1.27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778cm" svg:height="1.778cm" svg:x="1.016cm" svg:y="37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22.86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4.318cm" svg:y="3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4.318cm" svg:y="29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922cm" svg:y="3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.016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0.76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778cm" svg:height="0.508cm" draw:transform="rotate (0.785398163397448) translate (-13.889cm 10.48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-12.631cm 10.841cm)">
            <text:p/>
            <draw:enhanced-geometry svg:viewBox="0 0 21600 21600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1.778cm" svg:height="0.508cm" draw:transform="rotate (0.785398163397448) translate (0.669cm 4.97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1.927cm 5.333cm)">
            <text:p/>
            <draw:enhanced-geometry svg:viewBox="0 0 21600 21600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1.778cm" svg:height="0.508cm" draw:transform="rotate (0.785398163397448) translate (0.669cm 2.18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1.927cm 2.539cm)">
            <text:p/>
            <draw:enhanced-geometry svg:viewBox="0 0 21600 21600" draw:mirror-vertical="false" draw:type="rectangle" draw:enhanced-path="M 0 0 L 21600 0 21600 21600 0 21600 0 0 Z N"/>
          </draw:custom-shape>
        </draw:g>
        <draw:custom-shape draw:style-name="gr2" draw:text-style-name="P2" draw:layer="layout" svg:width="1.524cm" svg:height="1.524cm" svg:x="16.002cm" svg:y="3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2.098cm" svg:y="3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0.066cm" svg:y="2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16.002cm" svg:y="33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778cm" svg:height="0.508cm" draw:transform="rotate (0.785398163397448) translate (-10.922cm 17.76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draw:transform="rotate (2.35619449019234) translate (8.115cm 27.432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3" draw:layer="layout" svg:width="1.778cm" svg:height="0.508cm" draw:transform="rotate (0.785398163397448) translate (10.322cm 32.49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4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8cm" fo:margin-bottom="0cm" fo:text-indent="0cm"/>
      <style:text-properties fo:font-size="46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6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40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734cm" svg:height="7.575cm" svg:x="3.132cm" svg:y="2.485cm"/>
      <draw:page-thumbnail draw:layer="backgroundobjects" svg:width="4.734cm" svg:height="7.575cm" svg:x="3.132cm" svg:y="11.061cm"/>
      <draw:page-thumbnail draw:layer="backgroundobjects" svg:width="4.734cm" svg:height="7.575cm" svg:x="3.132cm" svg:y="19.637cm"/>
      <draw:page-thumbnail draw:layer="backgroundobjects" svg:width="4.734cm" svg:height="7.575cm" svg:x="13.132cm" svg:y="2.485cm"/>
      <draw:page-thumbnail draw:layer="backgroundobjects" svg:width="4.734cm" svg:height="7.575cm" svg:x="13.132cm" svg:y="11.061cm"/>
      <draw:page-thumbnail draw:layer="backgroundobjects" svg:width="4.734cm" svg:height="7.575cm" svg:x="13.132cm" svg:y="19.637cm"/>
    </style:handout-master>
    <style:master-page style:name="Default" style:page-layout-name="PM1" draw:style-name="Mdp1">
      <draw:frame presentation:style-name="Default-title" draw:layer="backgroundobjects" svg:width="22.859cm" svg:height="6.785cm" svg:x="1.27cm" svg:y="1.619cm" presentation:class="title" presentation:placeholder="true">
        <draw:text-box/>
      </draw:frame>
      <draw:frame presentation:style-name="Default-outline1" draw:layer="backgroundobjects" svg:width="22.859cm" svg:height="23.569cm" svg:x="1.27cm" svg:y="9.509cm" presentation:class="outline" presentation:placeholder="true">
        <draw:text-box/>
      </draw:frame>
      <draw:frame presentation:style-name="Mpr1" draw:text-style-name="MP2" draw:layer="backgroundobjects" svg:width="5.917cm" svg:height="2.802cm" svg:x="1.27cm" svg:y="37.0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802cm" svg:x="8.686cm" svg:y="37.0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802cm" svg:x="18.211cm" svg:y="37.0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16:20:04.291225424</meta:creation-date>
    <dc:date>2017-12-24T14:48:15.112389729</dc:date>
    <meta:editing-duration>PT20M50S</meta:editing-duration>
    <meta:editing-cycles>4</meta:editing-cycles>
    <meta:generator>LibreOffice/5.2.7.2$Linux_ARM_EABI LibreOffice_project/20m0$Build-2</meta:generator>
    <meta:document-statistic meta:object-count="46"/>
  </office:meta>
</office:document-meta>
</file>